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style:contextual-spacing="false"/>
    </style:style>
    <style:style style:name="P4" style:family="paragraph" style:parent-style-name="Text_20_body" style:list-style-name="L2"/>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style style:name="P11" style:family="paragraph" style:parent-style-name="Text_20_body" style:list-style-name="L5">
      <style:paragraph-properties fo:margin-top="0cm" fo:margin-bottom="0cm" style:contextual-spacing="false"/>
    </style:style>
    <style:style style:name="P12" style:family="paragraph" style:parent-style-name="Text_20_body" style:list-style-name="L6"/>
    <style:style style:name="P13" style:family="paragraph" style:parent-style-name="Text_20_body" style:list-style-name="L6">
      <style:paragraph-properties fo:margin-top="0cm" fo:margin-bottom="0cm" style:contextual-spacing="false"/>
    </style:style>
    <style:style style:name="fr1" style:family="graphic" style:parent-style-name="OLE">
      <style:graphic-properties fo:margin-left="0cm" fo:margin-right="0cm" fo:margin-top="0cm" fo:margin-bottom="0cm" style:wrap="run-through" style:number-wrapped-paragraphs="no-limit" style:vertical-pos="top" style:vertical-rel="char" style:horizontal-pos="left" style:horizontal-rel="char" fo:padding="0cm" fo:border="none" draw:frame-display-border="true" draw:ole-draw-aspect="1"/>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4">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7 Ways to Kill Unresponsive Programs in Linux</text:h>
      <text:p text:style-name="Text_20_body"><text:a xlink:type="simple" xlink:href="https://www.makeuseof.com/author/ccawley/" text:style-name="Internet_20_link" text:visited-style-name="Visited_20_Internet_20_Link">By Christian Cawley</text:a> Updated </text:p>
      <text:p text:style-name="Text_20_body">When a Linux app becomes unresponsive and crashes, how can you kill it? Try one of these tricks to kill a stuck program in Linux.</text:p>
      <text:p text:style-name="Text_20_body">Linux software is robust enough to work without causing problems, but sometimes even the best apps might hang. Rather than wait for them to crash, you can kill these unresponsive programs. In fact, there are so many ways to kill Linux programs that you might find you're spoiled for choice!</text:p>
      <text:p text:style-name="Text_20_body">If you're experiencing problems with an application in Linux, here are several ways to kill a program in Linux.</text:p>
      <text:h text:style-name="Heading_20_2" text:outline-level="2"><text:bookmark text:name="kill-a-linux-program-by-clicking-the-x"/>1. Kill a Linux Program by Clicking the "X"</text:h>
      <text:p text:style-name="Text_20_body">You've probably already tried walking away and making a hot drink. If you returned to your PC to find that the app is still hanging, it's had enough time to recover. An unresponsive app typically has grayed-out buttons, or options that don't appear to work. You may also be unable to move the app window around the screen.</text:p>
      <text:p text:style-name="Text_20_body">So, what is the solution?</text:p>
      <text:p text:style-name="Text_20_body">Simply click the <text:span text:style-name="Strong_20_Emphasis">X</text:span> button in the top corner (left or right, depending on your Linux operating system). This should stop the program dead in its tracks. You might see a dialog box, asking you to <text:span text:style-name="Strong_20_Emphasis">Wait</text:span> or <text:span text:style-name="Strong_20_Emphasis">Force Quit</text:span> to end it now.</text:p>
      <text:p text:style-name="Text_20_body">If all goes to plan, some distros will prompt you to send an error report.</text:p>
      <text:h text:style-name="Heading_20_2" text:outline-level="2"><text:bookmark text:name="how-to-kill-a-program-in-linux-with-system-monitor"/>2. How to Kill a Program in Linux With System Monitor</text:h>
      <text:p text:style-name="Text_20_body">The next option is to open your Linux operating system's System Monitor utility.</text:p>
      <text:p text:style-name="Text_20_body">To find this:</text:p>
      <text:list xml:id="list1954270690" text:style-name="L1">
        <text:list-item>
          <text:p text:style-name="P3">Open <text:span text:style-name="Strong_20_Emphasis">Show Applications</text:span> </text:p>
        </text:list-item>
        <text:list-item>
          <text:p text:style-name="P3">Scroll to <text:span text:style-name="Strong_20_Emphasis">Utilities</text:span> </text:p>
        </text:list-item>
        <text:list-item>
          <text:p text:style-name="P2">Select <text:span text:style-name="Strong_20_Emphasis">System Monitor</text:span> </text:p>
        </text:list-item>
      </text:list>
      <text:p text:style-name="Text_20_body">System Monitor displays a list of running processes under the <text:span text:style-name="Strong_20_Emphasis">Processes</text:span> tab.</text:p>
      <text:p text:style-name="Text_20_body">To kill an unresponsive program here, simply select it and right-click. You then have three options, which you should try in this order:</text:p>
      <text:list xml:id="list4194412091" text:style-name="L2">
        <text:list-item>
          <text:p text:style-name="P5"><text:span text:style-name="Strong_20_Emphasis">Stop:</text:span> This pauses the process, letting you continue it later. It won't work in most cases. </text:p>
        </text:list-item>
        <text:list-item>
          <text:p text:style-name="P5"><text:span text:style-name="Strong_20_Emphasis">End:</text:span> The correct way to close a process, this will safely terminate the application, cleaning temporary files on the way. </text:p>
        </text:list-item>
        <text:list-item>
          <text:p text:style-name="P4"><text:span text:style-name="Strong_20_Emphasis">Kill:</text:span> This is the extreme option and should only be used if End Process fails. </text:p>
        </text:list-item>
      </text:list>
      <text:p text:style-name="Text_20_body"><text:soft-page-break/>It's best to use these in order. However, if the application is one that hangs regularly, you might prefer to use a command that you know works.</text:p>
      <text:h text:style-name="Heading_20_2" text:outline-level="2"><text:bookmark text:name="force-kill-linux-application-processes-with-xkill"/>3. Force Kill Linux Application Processes With "xkill"</text:h>
      <text:p text:style-name="Text_20_body">Another option you can employ is xkill.</text:p>
      <text:p text:style-name="Text_20_body">This is a force kill tool preinstalled in Ubuntu, but you can install it via the Terminal on other distributions if necessary. When called, xkill will enable you to close any desktop process. Install it with the following command:</text:p>
      <text:p text:style-name="P1"><text:span text:style-name="Source_20_Text">sudo apt install xorg-xkill</text:span></text:p>
      <text:p text:style-name="Text_20_body">Once this is done, run xkill by simply typing</text:p>
      <text:p text:style-name="P1"><text:span text:style-name="Source_20_Text">xkill</text:span></text:p>
      <text:p text:style-name="Text_20_body">Your mouse pointer will then display a cross (or a skull). Left-click on the offending application to close it.</text:p>
      <text:h text:style-name="Heading_20_2" text:outline-level="2"><text:bookmark text:name="force-quit-linux-apps-with-the-kill-command"/>4. Force Quit Linux Apps With the "kill" Command</text:h>
      <text:p text:style-name="Text_20_body">Can't close your unresponsive app with a desktop tool? The solution might be a tool that force quits Linux apps in the command line.</text:p>
      <text:p text:style-name="Text_20_body">Several command line options are available to help you to close your app. Better still, these can be used either on your computer or by <text:a xlink:type="simple" xlink:href="https://www.makeuseof.com/tag/beginners-guide-setting-ssh-linux-testing-setup/" text:style-name="Internet_20_link" text:visited-style-name="Visited_20_Internet_20_Link">connecting over SSH</text:a> from another device.</text:p>
      <text:p text:style-name="Text_20_body">The kill command can be used here, but first requires a process ID. You can find this by running a command interrogating the application for its process ID:</text:p>
      <text:p text:style-name="P1"><text:span text:style-name="Source_20_Text">ps aux | grep [process name]</text:span></text:p>
      <text:p text:style-name="Text_20_body">The result will display the process ID. This can then be used as follows:</text:p>
      <text:p text:style-name="P1"><text:span text:style-name="Source_20_Text">kill [process ID]</text:span></text:p>
      <text:p text:style-name="Text_20_body">Note that you may need to append the command with sudo.</text:p>
      <text:h text:style-name="Heading_20_2" text:outline-level="2"><text:bookmark text:name="use-pgrep-and-pkill-linux-force-quit-commands"/>5. Use "pgrep" and "pkill" Linux Force Quit Commands</text:h>
      <text:p text:style-name="Text_20_body">What if you don't know, or cannot find, the process ID? This is where the pkill command comes in. Rather than a process ID, simply use pkill along with the process name:</text:p>
      <text:p text:style-name="P1"><text:span text:style-name="Source_20_Text">pkill [process name]</text:span></text:p>
      <text:p text:style-name="Text_20_body">Alternatively, you can use the pgrep command to find the process ID:</text:p>
      <text:p text:style-name="P1"><text:span text:style-name="Source_20_Text">pgrep [process name]</text:span></text:p>
      <text:p text:style-name="Text_20_body">…and following this, use pkill with the process ID.</text:p>
      <text:p text:style-name="P1"><text:span text:style-name="Source_20_Text">pkill [process ID]</text:span></text:p>
      <text:p text:style-name="Text_20_body">As with the kill command, this should close the process within around 5 seconds.</text:p>
      <text:h text:style-name="Heading_20_2" text:outline-level="2"><text:bookmark text:name="force-kill-all-linux-instances-with-killall"/><text:soft-page-break/>6. Force Kill All Linux Instances With "killall"</text:h>
      <text:p text:style-name="Text_20_body">No luck with kill or pkill? It's time to use the nuclear option: killall.</text:p>
      <text:p text:style-name="Text_20_body">Fortunately, it isn't as devastating as it might be. The killall command will end all instances of a specified program. So, rather than killing one Firefox (or other <text:a xlink:type="simple" xlink:href="https://www.makeuseof.com/tag/best-linux-browsers/" text:style-name="Internet_20_link" text:visited-style-name="Visited_20_Internet_20_Link">Linux browser</text:a>) window, the following command will end them all:</text:p>
      <text:p text:style-name="P1"><text:span text:style-name="Source_20_Text">killall firefox</text:span></text:p>
      <text:p text:style-name="Text_20_body">All you need is the process name and the killall command (possibly with sudo if demanded by your setup).</text:p>
      <text:p text:style-name="P1"><text:span text:style-name="Source_20_Text">killall [process name]</text:span></text:p>
      <text:p text:style-name="Text_20_body">Naturally, you should only use this command when needed. It's unsuitable for most unresponsive program situations.</text:p>
      <text:h text:style-name="Heading_20_2" text:outline-level="2"><text:bookmark text:name="force-kill-a-process-in-linux-with-a-keyboard-shortcut"/>7. Force-Kill a Process in Linux With a Keyboard Shortcut</text:h>
      <text:p text:style-name="Text_20_body">Want to save time closing unresponsive software? The best option is to create a keyboard shortcut. This will give you the immediate option to close an app, but it requires xkill for this to work. Here's how it works in Ubuntu:</text:p>
      <text:list xml:id="list860559886" text:style-name="L3">
        <text:list-item>
          <text:p text:style-name="P7">Open <text:span text:style-name="Strong_20_Emphasis">Settings &gt; Keyboard Shortcuts</text:span> </text:p>
        </text:list-item>
        <text:list-item>
          <text:p text:style-name="P7">Scroll to the bottom and click <text:span text:style-name="Strong_20_Emphasis">+</text:span> to create a new shortcut  </text:p>
        </text:list-item>
        <text:list-item>
          <text:p text:style-name="P7">In the <text:span text:style-name="Strong_20_Emphasis">Name</text:span> and <text:span text:style-name="Strong_20_Emphasis">Command</text:span> fields input "xkill" </text:p>
        </text:list-item>
        <text:list-item>
          <text:p text:style-name="P7">Click <text:span text:style-name="Strong_20_Emphasis">Shortcut</text:span> to set a keyboard shortcut combination to call the command </text:p>
        </text:list-item>
        <text:list-item>
          <text:p text:style-name="P6">Click <text:span text:style-name="Strong_20_Emphasis">Add</text:span> to finish  </text:p>
        </text:list-item>
      </text:list>
      <text:p text:style-name="Text_20_body">To use the shortcut when an app hangs, just use the keyboard shortcut. The mouse pointer will become an X, and you can click anywhere on the app you want to close.</text:p>
      <text:h text:style-name="Heading_20_2" text:outline-level="2"><text:bookmark text:name="regularly-killing-linux-apps-upgrade-your-hardware"/>Regularly Killing Linux Apps? Upgrade Your Hardware</text:h>
      <text:p text:style-name="Text_20_body">Are unresponsive applications regularly causing problems? You could probably benefit from making some changes to your Linux computer.</text:p>
      <text:p text:style-name="Text_20_body">Installing additional RAM is the number one way to give your computer more power and might be just the thing you need to keep those temperamental apps from becoming unresponsive in future.</text:p>
      <text:h text:style-name="Heading_20_2" text:outline-level="2"><text:bookmark text:name="now-you-know-how-to-terminate-a-program-in-linux"/>Now You Know How to Terminate a Program in Linux</text:h>
      <text:p text:style-name="Text_20_body">So, the next time a Linux application or utility hangs and becomes unresponsive, all you need to do is apply one of these solutions:</text:p>
      <text:list xml:id="list982756000" text:style-name="L4">
        <text:list-item>
          <text:p text:style-name="P9">Click the X in the corner </text:p>
        </text:list-item>
        <text:list-item>
          <text:p text:style-name="P9">Use the System Monitor </text:p>
        </text:list-item>
        <text:list-item>
          <text:p text:style-name="P9">Use the xkill app </text:p>
        </text:list-item>
        <text:list-item>
          <text:p text:style-name="P9">Employ the kill command </text:p>
        </text:list-item>
        <text:list-item>
          <text:p text:style-name="P9">Close Linux apps with pkill </text:p>
        </text:list-item>
        <text:list-item>
          <text:p text:style-name="P9"><text:soft-page-break/>Use killall to close software </text:p>
        </text:list-item>
        <text:list-item>
          <text:p text:style-name="P8">Create a keyboard shortcut to automate killing an app in Linux </text:p>
        </text:list-item>
      </text:list>
      <text:p text:style-name="Text_20_body">If you're regularly experiencing unresponsive Linux apps, why not consider switching to a lightweight Linux operating system?</text:p>
      <text:p text:style-name="Standard"/>
      <text:p text:style-name="Standard"/>
      <text:p text:style-name="Standard"/>
      <text:p text:style-name="Standard"/>
      <text:p text:style-name="Standard"/>
      <text:h text:style-name="Heading_20_2" text:outline-level="2">Using <text:span text:style-name="Emphasis">fuser</text:span> to Free up the Port</text:h>
      <text:section text:style-name="Sect1" text:name="using-fuser-to-free-up-the-port">
        <text:p text:style-name="Text_20_body"/>
      </text:section>
      <text:p text:style-name="Text_20_body"><text:span text:style-name="Strong_20_Emphasis">We can</text:span> <text:span text:style-name="Strong_20_Emphasis">use </text:span><text:span text:style-name="Strong_20_Emphasis"><text:span text:style-name="Emphasis">fuser</text:span></text:span><text:span text:style-name="Strong_20_Emphasis"> to show information and to kill the process using the</text:span> <text:span text:style-name="Strong_20_Emphasis">port</text:span>. This way, when the process finishes, the port will be free to be used.</text:p>
      <text:p text:style-name="Text_20_body">The usage is simple, we specify the port in the form of <text:span text:style-name="Emphasis">port/tcp,</text:span> and adding <text:span text:style-name="Emphasis">-k </text:span>will kill the process:</text:p>
      <text:section text:style-name="Sect1" text:name="baeldung_leaderboard_mid_1">
        <text:p text:style-name="Text_20_body"><draw:frame draw:style-name="fr1" draw:name="Object1" text:anchor-type="char" svg:width="1.247cm" svg:height="1.247cm" draw:z-index="0"><draw:floating-frame/></draw:frame></text:p>
      </text:section>
      <text:p text:style-name="Preformatted_20_Text"><text:span text:style-name="Source_20_Text">$ fuser -k 8000/tcp</text:span></text:p>
      <text:p text:style-name="P1"><text:span text:style-name="Source_20_Text">8000/tcp: <text:s text:c="12"/>1479</text:span></text:p>
      <text:p text:style-name="Text_20_body"><text:span text:style-name="Emphasis">fuser</text:span> shows us the PID, which was using the port. Now that the process was killed, if we run <text:span text:style-name="Emphasis">fuser 8000/tcp</text:span> nothing will show up:</text:p>
      <text:p text:style-name="P1"><text:span text:style-name="Source_20_Text">$ fuser -k 8000/tcp</text:span></text:p>
      <text:p text:style-name="Text_20_body">There are more parameters we can use:</text:p>
      <text:list xml:id="list2802180933" text:style-name="L5">
        <text:list-item>
          <text:p text:style-name="P11"><text:span text:style-name="Emphasis">-i</text:span>: <text:span text:style-name="Emphasis">fuser</text:span> asks us for confirmation before killing the process </text:p>
        </text:list-item>
        <text:list-item>
          <text:p text:style-name="P11"><text:span text:style-name="Emphasis">-SIGNAL</text:span>: it sends <text:span text:style-name="Emphasis">SIGNAL</text:span> to the process, by default <text:span text:style-name="Emphasis">fuser</text:span> uses <text:span text:style-name="Emphasis">SIGKILL</text:span> (<text:span text:style-name="Emphasis">-KILL</text:span>) </text:p>
        </text:list-item>
        <text:list-item>
          <text:p text:style-name="P10"><text:span text:style-name="Emphasis">-l</text:span>: it lists all signals available to use with parameter <text:span text:style-name="Emphasis">-SIGNAL</text:span> </text:p>
        </text:list-item>
      </text:list>
      <text:p text:style-name="Text_20_body">This way, we can be more careful and use SIGTERM while asking for confirmation:</text:p>
      <text:p text:style-name="Preformatted_20_Text"><text:span text:style-name="Source_20_Text">$ fuser -i -TERM -k 8000/tcp</text:span></text:p>
      <text:p text:style-name="Preformatted_20_Text"><text:span text:style-name="Source_20_Text">8000/tcp: <text:s text:c="12"/>1479</text:span></text:p>
      <text:p text:style-name="P1"><text:span text:style-name="Source_20_Text">Kill process 7818 ? (y/N) y</text:span></text:p>
      <text:h text:style-name="Heading_20_2" text:outline-level="2">3. Finding the Process and Then Killing It</text:h>
      <text:section text:style-name="Sect1" text:name="finding-the-process-and-then-killing-it">
        <text:p text:style-name="Text_20_body"/>
      </text:section>
      <text:p text:style-name="Text_20_body">We have another option to free up the port. We can do it in two steps by <text:a xlink:type="simple" xlink:href="https://www.baeldung.com/linux/find-process-using-port" text:style-name="Internet_20_link" text:visited-style-name="Visited_20_Internet_20_Link">finding out which process is using the port</text:a> and then <text:a xlink:type="simple" xlink:href="https://www.baeldung.com/linux/kill-commands" text:style-name="Internet_20_link" text:visited-style-name="Visited_20_Internet_20_Link">killing that process</text:a>.</text:p>
      <text:p text:style-name="Text_20_body">To find the process, we can use either <text:span text:style-name="Emphasis">lsof</text:span> or <text:span text:style-name="Emphasis">ss</text:span>:</text:p>
      <text:section text:style-name="Sect1" text:name="baeldung_leaderboard_mid_2">
        <text:p text:style-name="Text_20_body"><draw:frame draw:style-name="fr1" draw:name="Object2" text:anchor-type="char" svg:width="1.247cm" svg:height="1.247cm" draw:z-index="1"><draw:floating-frame/></draw:frame></text:p>
      </text:section>
      <text:p text:style-name="Preformatted_20_Text"><text:span text:style-name="Source_20_Text">$ lsof -i :8000</text:span></text:p>
      <text:p text:style-name="Preformatted_20_Text"><text:span text:style-name="Source_20_Text">COMMAND PID USER FD TYPE DEVICE SIZE/OFF NODE NAME</text:span></text:p>
      <text:p text:style-name="P1"><text:span text:style-name="Source_20_Text">tracd <text:s/>1479 trac 3u IPv4 6402151 0t0 TCP *:8000 (LISTEN)</text:span></text:p>
      <text:p text:style-name="Preformatted_20_Text"><text:soft-page-break/><text:span text:style-name="Source_20_Text">$ ss -apt 'sport = :8000'</text:span></text:p>
      <text:p text:style-name="Preformatted_20_Text"><text:span text:style-name="Source_20_Text">Netid <text:s/>State <text:s text:c="5"/>Recv-Q Send-Q Local Address:Port <text:s text:c="6"/>Peer Address:Port <text:s text:c="15"/></text:span></text:p>
      <text:p text:style-name="P1"><text:span text:style-name="Source_20_Text">tcp <text:s text:c="3"/>LISTEN <text:s text:c="4"/>0 <text:s text:c="5"/>5 <text:s text:c="6"/>*:8000 <text:s text:c="17"/>*:* <text:s text:c="20"/>users:(("tracd",pid=1479,fd=3))</text:span></text:p>
      <text:p text:style-name="Text_20_body">Now we know PID 1479 is using the port, so we kill it:</text:p>
      <text:p text:style-name="P1"><text:span text:style-name="Source_20_Text">$ kill 1479</text:span></text:p>
      <text:h text:style-name="Heading_20_2" text:outline-level="2">4. TCP States</text:h>
      <text:section text:style-name="Sect1" text:name="tcp-states">
        <text:p text:style-name="Text_20_body"/>
      </text:section>
      <text:p text:style-name="Text_20_body">When we use TCP, the socket is associated with a port, and it cannot be shared among other processes.</text:p>
      <text:p text:style-name="Text_20_body">Let’s do a quick overview of a few TCP states:</text:p>
      <text:list xml:id="list2253399005" text:style-name="L6">
        <text:list-item>
          <text:p text:style-name="P13"><text:span text:style-name="Emphasis">LISTEN</text:span>: a server is listening on the port, accepting new connections </text:p>
        </text:list-item>
        <text:list-item>
          <text:p text:style-name="P13"><text:span text:style-name="Emphasis">ESTABLISHED</text:span>: there is a connection between a client and a server </text:p>
        </text:list-item>
        <text:list-item>
          <text:p text:style-name="P12"><text:span text:style-name="Emphasis">TIME-WAIT</text:span>: the process closed the connection, and the port is waiting for a timeout </text:p>
        </text:list-item>
      </text:list>
      <text:p text:style-name="Text_20_body"><text:span text:style-name="Strong_20_Emphasis">If the port is in </text:span><text:span text:style-name="Strong_20_Emphasis"><text:span text:style-name="Emphasis">LISTEN</text:span></text:span><text:span text:style-name="Strong_20_Emphasis"> or </text:span><text:span text:style-name="Strong_20_Emphasis"><text:span text:style-name="Emphasis">ESTABLISHED</text:span></text:span><text:span text:style-name="Strong_20_Emphasis"> state, we free it up by killing the process using it</text:span>. We should take into account that we’ll lose <text:span text:style-name="Emphasis">ESTABLISHED</text:span> connections.</text:p>
      <text:p text:style-name="Text_20_body"><text:span text:style-name="Strong_20_Emphasis">Sometimes there isn’t any process using the port</text:span> and, even so, the system tells us the port is busy or in use. This is usually because of <text:span text:style-name="Strong_20_Emphasis">the </text:span><text:span text:style-name="Strong_20_Emphasis"><text:span text:style-name="Emphasis">TIME-WAIT</text:span></text:span><text:span text:style-name="Strong_20_Emphasis"> state</text:span>. If this is the case,<text:span text:style-name="Strong_20_Emphasis"> we only have to wait</text:span> until the system frees it up, by default the timeout is 2 minutes.</text:p>
      <text:section text:style-name="Sect1" text:name="baeldung_leaderboard_mid_3">
        <text:p text:style-name="Text_20_body"><draw:frame draw:style-name="fr1" draw:name="Object3" text:anchor-type="char" svg:width="1.247cm" svg:height="1.247cm" draw:z-index="2"><draw:floating-frame/></draw:frame></text:p>
      </text:section>
      <text:p text:style-name="Text_20_body">When a process using a port finishes or when we kill it, the port might go to <text:span text:style-name="Emphasis">TIME-WAIT</text:span> state. This behavior depends on how the software uses the socket.</text:p>
      <text:p text:style-name="Text_20_body">To see if there are ports in <text:span text:style-name="Emphasis">TIME-WAIT</text:span> state, we can use <text:span text:style-name="Emphasis">ss</text:span> with parameters <text:span text:style-name="Emphasis">-apt</text:span> :</text:p>
      <text:p text:style-name="Preformatted_20_Text"><text:span text:style-name="Source_20_Text">$ ss -apt</text:span></text:p>
      <text:p text:style-name="Preformatted_20_Text"><text:span text:style-name="Source_20_Text">Netid <text:s/>State <text:s text:c="5"/>Recv-Q Send-Q Local Address:Port <text:s text:c="5"/>Peer Address:Port <text:s text:c="15"/></text:span></text:p>
      <text:p text:style-name="Preformatted_20_Text"><text:span text:style-name="Source_20_Text">tcp <text:s text:c="3"/>LISTEN <text:s text:c="4"/>0 <text:s text:c="5"/>128 <text:s text:c="4"/>*:ssh <text:s text:c="18"/>*:* <text:s text:c="20"/>users:(("sshd",pid=1226,fd=3))</text:span></text:p>
      <text:p text:style-name="Preformatted_20_Text"><text:span text:style-name="Source_20_Text">tcp <text:s text:c="3"/>LISTEN <text:s text:c="4"/>0 <text:s text:c="5"/>5 <text:s text:c="5"/>127.0.0.1:ipp <text:s text:c="11"/>*:* <text:s text:c="20"/>users:(("cupsd",pid=1303,fd=9))</text:span></text:p>
      <text:p text:style-name="Preformatted_20_Text"><text:span text:style-name="Source_20_Text">tcp <text:s text:c="3"/>LISTEN <text:s text:c="4"/>0 <text:s text:c="5"/>5 <text:s text:c="6"/>*:8000 <text:s text:c="17"/>*:* <text:s text:c="20"/>users:(("tracd",pid=1479,fd=3))</text:span></text:p>
      <text:p text:style-name="P1"><text:span text:style-name="Source_20_Text">tcp <text:s text:c="3"/>TIME-WAIT <text:s/>0 <text:s text:c="5"/>0 <text:s text:c="5"/>192.168.0.4:56886 <text:s text:c="7"/>192.168.0.5:https</text:span></text:p>
      <text:p text:style-name="Text_20_body">We can see that port 56886 is in <text:span text:style-name="Emphasis">TIME-WAIT</text:span> state and without any process using it.</text:p>
      <text:h text:style-name="Heading_20_2" text:outline-level="2">5. Conclusion</text:h>
      <text:section text:style-name="Sect1" text:name="conclusion">
        <text:p text:style-name="Text_20_body"/>
      </text:section>
      <text:p text:style-name="Text_20_body">In this tutorial, we saw different ways of freeing up a TCP port. One way was to use <text:span text:style-name="Emphasis">fuser</text:span> to find and kill the process. The other way was to use either <text:span text:style-name="Emphasis">ss</text:span> or <text:span text:style-name="Emphasis">lsof</text:span> to find the process and then using <text:span text:style-name="Emphasis">kill</text:span>.</text:p>
      <text:p text:style-name="Text_20_body"><text:soft-page-break/>We also saw that a port could be in a <text:span text:style-name="Emphasis">TIME-WAIT</text:span> state waiting for a timeout without any process using it.</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itstream Vera Sans" style:font-family-asian="'Bitstream Vera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Bitstream Vera Sans" style:font-family-asian="'Bitstream Vera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03T10:35:30.891430588</meta:creation-date>
    <dc:date>2022-01-03T10:36:30.997344018</dc:date>
    <meta:editing-duration>PT1M</meta:editing-duration>
    <meta:editing-cycles>1</meta:editing-cycles>
    <meta:document-statistic meta:table-count="0" meta:image-count="0" meta:object-count="3" meta:page-count="6" meta:paragraph-count="119" meta:word-count="1664" meta:character-count="9521" meta:non-whitespace-character-count="7660"/>
    <meta:generator>LibreOffice/7.2.4.1$Linux_X86_64 LibreOffice_project/20$Build-1</meta:generator>
  </office:meta>
</office:document-meta>
</file>